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>
      <style:text-properties style:font-name="Times New Roman" fo:font-size="14pt" style:font-size-asian="14pt" style:font-size-complex="14pt"/>
    </style:style>
    <style:style style:name="P2" style:family="paragraph" style:parent-style-name="mark" style:list-style-name="L1">
      <style:text-properties style:font-name="Times New Roman" fo:font-size="14pt" style:font-size-asian="14pt" style:font-size-complex="14pt"/>
    </style:style>
    <style:style style:name="P3" style:family="paragraph" style:parent-style-name="mark" style:list-style-name="L2">
      <style:text-properties style:font-name="Times New Roman" fo:font-size="14pt" style:font-size-asian="14pt" style:font-size-complex="14pt"/>
    </style:style>
    <style:style style:name="T1" style:family="text">
      <style:text-properties fo:font-variant="normal" fo:text-transform="none" fo:color="#252525" style:font-name="Times New Roman" fo:font-size="14pt" fo:letter-spacing="normal" fo:font-style="normal" fo:font-weight="bold" style:font-size-asian="14pt" style:font-size-complex="14pt"/>
    </style:style>
    <style:style style:name="T2" style:family="text"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252525" style:font-name="Times New Roman" fo:font-size="14pt" fo:letter-spacing="normal" fo:language="en" fo:country="none" fo:font-style="italic" fo:font-weight="normal" style:font-size-asian="14pt" style:font-size-complex="14pt"/>
    </style:style>
    <style:style style:name="T4" style:family="text">
      <style:text-properties fo:font-variant="normal" fo:text-transform="none" fo:color="#0b0080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5" style:family="text">
      <style:text-properties fo:font-variant="normal" fo:text-transform="none" fo:letter-spacing="normal" fo:font-style="normal" fo:font-weight="bol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style:text-line-through-style="none" fo:letter-spacing="normal" fo:font-style="normal" style:text-underline-style="none" fo:font-weight="bold" style:text-blinking="false"/>
    </style:style>
    <style:style style:name="T8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fo:letter-spacing="normal" fo:font-style="normal" fo:font-weight="bold"/>
    </style:style>
    <style:style style:name="T11" style:family="text">
      <style:text-properties fo:font-variant="normal" fo:text-transform="none" fo:color="#000000" fo:letter-spacing="normal" fo:language="en" fo:country="none" fo:font-style="italic" fo:font-weight="normal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5in"/>
      </text:list-level-style-number>
      <text:list-level-style-number text:level="2" text:style-name="Numbering_20_Symbols" style:num-suffix="." style:num-format="1">
        <style:list-level-properties text:space-before="1.0354in" text:min-label-width="0.1965in"/>
      </text:list-level-style-number>
      <text:list-level-style-number text:level="3" text:style-name="Numbering_20_Symbols" style:num-suffix="." style:num-format="1">
        <style:list-level-properties text:space-before="1.5264in" text:min-label-width="0.1965in"/>
      </text:list-level-style-number>
      <text:list-level-style-number text:level="4" text:style-name="Numbering_20_Symbols" style:num-suffix="." style:num-format="1">
        <style:list-level-properties text:space-before="2.0173in" text:min-label-width="0.1965in"/>
      </text:list-level-style-number>
      <text:list-level-style-number text:level="5" text:style-name="Numbering_20_Symbols" style:num-suffix="." style:num-format="1">
        <style:list-level-properties text:space-before="2.5083in" text:min-label-width="0.1965in"/>
      </text:list-level-style-number>
      <text:list-level-style-number text:level="6" text:style-name="Numbering_20_Symbols" style:num-suffix="." style:num-format="1">
        <style:list-level-properties text:space-before="2.9992in" text:min-label-width="0.1965in"/>
      </text:list-level-style-number>
      <text:list-level-style-number text:level="7" text:style-name="Numbering_20_Symbols" style:num-suffix="." style:num-format="1">
        <style:list-level-properties text:space-before="3.4902in" text:min-label-width="0.1965in"/>
      </text:list-level-style-number>
      <text:list-level-style-number text:level="8" text:style-name="Numbering_20_Symbols" style:num-suffix="." style:num-format="1">
        <style:list-level-properties text:space-before="3.9815in" text:min-label-width="0.1965in"/>
      </text:list-level-style-number>
      <text:list-level-style-number text:level="9" text:style-name="Numbering_20_Symbols" style:num-suffix="." style:num-format="1">
        <style:list-level-properties text:space-before="4.4724in" text:min-label-width="0.1965in"/>
      </text:list-level-style-number>
      <text:list-level-style-number text:level="10" text:style-name="Numbering_20_Symbols" style:num-suffix="." style:num-format="1">
        <style:list-level-properties text:space-before="4.96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4">1.1 </text:span>Аналогові обчислювальні машини (АВМ) - обчислювальні машини безперервної дії, працюють з інформацією, представленою в безперервній (аналогової) формі, тобто у вигляді безперервного ряду значень будь-якої фізичної величини (найчастіше електричного напруги).</text:p>
      <text:p text:style-name="P1"><text:tab/>Цифрові обчислювальні машини (ЦВМ) - обчислювальні машини дискретної дії, працюють з інформацією, представленою в дискретної, а точніше, в цифровій формі.</text:p>
      <text:p text:style-name="P1"><text:tab/>Обчислювальна машина є машиною з архітектурою фон Неймана, якщо:</text:p>
      <text:list xml:id="list13834053151" text:style-name="L1">
        <text:list-item>
          <text:p text:style-name="P2">Програма та дані зберігаються в одній загальній пам'яті. Це дає можливість виконувати над командами ті ж дії, що і над даними.</text:p>
        </text:list-item>
        <text:list-item>
          <text:p text:style-name="P2">Кожна комірка пам'яті машини ідентифікується унікальним номером, який називається адресою.</text:p>
        </text:list-item>
        <text:list-item>
          <text:p text:style-name="P2">Різні слова інформації (команди та дані) розрізняються за способом використання, але не за способом кодування та структурою представлення в пам'яті.</text:p>
        </text:list-item>
        <text:list-item>
          <text:p text:style-name="P2">Кожна програма виконується послідовно, починаючи з першої команди, якщо немає спеціальних вказівок. Для зміни цієї послідовності використовуються команди передачі управління</text:p>
          <text:p text:style-name="P2">Гарвардська архітектура – те саме тільки команди та данні розділені в пам’яті.</text:p>
        </text:list-item>
      </text:list>
      <text:p text:style-name="P1">Що вкходить в ПК</text:p>
      <text:list xml:id="list745099864" text:style-name="L2">
        <text:list-item>
          <text:p text:style-name="P3">Керуючий пристрій КП.</text:p>
        </text:list-item>
        <text:list-item>
          <text:p text:style-name="P3">АЛП.</text:p>
        </text:list-item>
        <text:list-item>
          <text:p text:style-name="P3">RAM</text:p>
        </text:list-item>
        <text:list-item>
          <text:p text:style-name="P3">ROM</text:p>
        </text:list-item>
        <text:list-item>
          <text:p text:style-name="P3">Пристрій введення </text:p>
        </text:list-item>
        <text:list-item>
          <text:p text:style-name="P3">Пристрій виведення.</text:p>
        </text:list-item>
      </text:list>
      <text:p text:style-name="P1">Процесор:</text:p>
      <text:p text:style-name="P1"><text:span text:style-name="T5">Пристрій керування (ПК).</text:span><text:span text:style-name="T6">Здійснює координацію роботи всіх інших пристроїв.</text:span></text:p>
      <text:p text:style-name="P1"><text:span text:style-name="T7">Арифметико-логічний пристрій</text:span><text:span text:style-name="T5">(АЛП).</text:span><text:span text:style-name="T6">Так називається пристрій для цілочислових операцій.</text:span></text:p>
      <text:p text:style-name="P1"><text:span text:style-name="T5">AGU (Address Generation Unit)— пристрій генерації адрес</text:span><text:span text:style-name="T6">.</text:span></text:p>
      <text:p text:style-name="P1"><text:span text:style-name="T7">Математичний співпроцесор</text:span><text:span text:style-name="T5">(FPU).</text:span><text:span text:style-name="T6">Процесор може містити декілька математичних співпроцесорів.</text:span></text:p>
      <text:p text:style-name="P1"><text:span text:style-name="T7">Дешифратор інструкцій</text:span><text:span text:style-name="T5">(команд).</text:span><text:span text:style-name="T6">Аналізує інструкції з метою виділення операндів і адрес.</text:span></text:p>
      <text:p text:style-name="P1"><text:span text:style-name="T10">RISC</text:span><text:span text:style-name="T9">(</text:span><text:span text:style-name="T8">англ.</text:span><text:span text:style-name="T11">restricted (reduced) instruction set computer</text:span><text:bookmark text:name="cite_ref-1"/><text:span text:style-name="T8">[1]</text:span><text:bookmark text:name="cite_ref-2"/><text:span text:style-name="T8">[2]</text:span><text:span text:style-name="T9">— </text:span><text:span text:style-name="T9">компьютер с сокращённым</text:span><text:span text:style-name="T8">набором команд</text:span><text:span text:style-name="T9">)—</text:span><text:span text:style-name="T8">архитектура процессора</text:span><text:span text:style-name="T9">, в котором быстродействие увеличивается за счёт упрощения</text:span><text:span text:style-name="T8">инструкций</text:span><text:span text:style-name="T9">, чтобы их декодирование было более простым, а время выполнения— меньшим.</text:span></text:p>
      <text:p text:style-name="mark"><text:span text:style-name="T1">CISC</text:span><text:span text:style-name="T2">(</text:span><text:a xlink:type="simple" xlink:href="https://uk.wikipedia.org/wiki/Англійська_мова"><text:span text:style-name="T4">англ.</text:span></text:a><text:span text:style-name="T3">Complex Instruction Set Computer</text:span><text:span text:style-name="T2">— комп'ютер зі складним набором команд)— це</text:span><text:a xlink:type="simple" xlink:href="https://uk.wikipedia.org/wiki/Архітектура_системи_команд"><text:span text:style-name="T4">архітектура системи команд</text:span></text:a><text:span text:style-name="T2">, в якій більшість команд є комплексними, тобто реалізують певний набір простіших інструкцій</text:span><text:a xlink:type="simple" xlink:href="https://uk.wikipedia.org/wiki/Центральний_процесор"><text:span text:style-name="T4">процесора</text:span></text:a><text:span text:style-name="T2">або шляхом зіставлення з кожною CISC-командою певної</text:span><text:a xlink:type="simple" xlink:href="https://uk.wikipedia.org/wiki/Мікропрограма"><text:span text:style-name="T4">мікропрограми</text:span></text:a><text:span text:style-name="T2">, або принаймні можуть бути зведені до набору таких простих інструкцій. <text:s text:c="28"/></text:span><text:span text:style-name="T1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671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1:18:36</dc:date>
    <dc:creator>mark </dc:creator>
    <meta:editing-duration>P0D</meta:editing-duration>
    <meta:editing-cycles>2</meta:editing-cycles>
    <meta:document-statistic meta:table-count="0" meta:image-count="0" meta:object-count="0" meta:page-count="1" meta:paragraph-count="23" meta:word-count="272" meta:character-count="2241" meta:non-whitespace-character-count="1969"/>
  </office:meta>
</office:document-meta>
</file>